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Pictures/20000016000034EB00004574D5CF4351.wmf" manifest:media-type=""/>
  <manifest:file-entry manifest:full-path="Pictures/2000000C00001DC400003ED7B01AF556.wmf" manifest:media-type=""/>
  <manifest:file-entry manifest:full-path="Pictures/2000001B00005C9B000055FDC62AE58D.wmf" manifest:media-type=""/>
  <manifest:file-entry manifest:full-path="Pictures/2000001D000055FD000045749AEE58A6.wmf" manifest:media-type=""/>
  <manifest:file-entry manifest:full-path="Pictures/2000001400003ED700004C11F22AA028.wmf" manifest:media-type=""/>
  <manifest:file-entry manifest:full-path="Pictures/2000000C0000172700003ED788E78849.wmf" manifest:media-type=""/>
  <manifest:file-entry manifest:full-path="Pictures/2000001200002AFF00004C11D28410A3.wmf" manifest:media-type=""/>
  <manifest:file-entry manifest:full-path="Pictures/20000011000027B000003B8879A876F6.wmf" manifest:media-type=""/>
  <manifest:file-entry manifest:full-path="Pictures/2000000F0000319C00004C118D5C457E.wmf" manifest:media-type=""/>
  <manifest:file-entry manifest:full-path="Pictures/2000001B0000844B000048C3DBBE977C.wmf" manifest:media-type=""/>
  <manifest:file-entry manifest:full-path="Pictures/2000001900003ED7000055FD4F2E4DE3.wmf" manifest:media-type=""/>
  <manifest:file-entry manifest:full-path="Pictures/2000001E00009B7100007A5FB0B52019.wmf" manifest:media-type=""/>
  <manifest:file-entry manifest:full-path="Pictures/200000130000383900004F607D6ABD2D.wmf" manifest:media-type=""/>
  <manifest:file-entry manifest:full-path="Pictures/2000001300002E4D00004F604456B4FF.wmf" manifest:media-type=""/>
  <manifest:file-entry manifest:full-path="Pictures/2000000F0000319C00004C11921E17B4.wmf" manifest:media-type=""/>
  <manifest:file-entry manifest:full-path="Pictures/2000000C00001DC400003ED72AC18E6F.wmf" manifest:media-type=""/>
  <manifest:file-entry manifest:full-path="Pictures/2000000C0000172700003ED7593371CD.wmf" manifest:media-type=""/>
  <manifest:file-entry manifest:full-path="Pictures/20000013000055FD0000422534161B64.wmf" manifest:media-type=""/>
  <manifest:file-entry manifest:full-path="Pictures/2000000C0000172700003ED776DD59BA.wmf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_20_indent">
      <style:text-properties officeooo:paragraph-rsid="00106e4c"/>
    </style:style>
    <style:style style:name="P2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officeooo:paragraph-rsid="00106e4c" style:font-size-asian="14pt" style:font-size-complex="14pt"/>
    </style:style>
    <style:style style:name="P3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officeooo:paragraph-rsid="001242a4" style:font-size-asian="14pt" style:font-size-complex="14pt"/>
    </style:style>
    <style:style style:name="P4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officeooo:paragraph-rsid="00143cea" style:font-size-asian="14pt" style:font-size-complex="14pt"/>
    </style:style>
    <style:style style:name="P5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officeooo:paragraph-rsid="0014b72f" style:font-size-asian="14pt" style:font-size-complex="14pt"/>
    </style:style>
    <style:style style:name="P6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officeooo:paragraph-rsid="00106e4c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font-size="14pt" fo:font-style="italic" fo:font-weight="bold" officeooo:paragraph-rsid="00106e4c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Standard">
      <style:paragraph-properties fo:margin-left="0cm" fo:margin-right="0cm" fo:text-align="center" style:justify-single-word="false" fo:text-indent="1cm" style:auto-text-indent="false"/>
      <style:text-properties style:use-window-font-color="true" style:font-name="Liberation Serif" fo:font-size="14pt" fo:font-style="normal" fo:font-weight="normal" officeooo:rsid="00106e4c" officeooo:paragraph-rsid="00106e4c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Liberation Serif" fo:font-size="14pt" fo:font-style="normal" fo:font-weight="normal" officeooo:rsid="00106e4c" officeooo:paragraph-rsid="00106e4c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1cm" style:auto-text-indent="false" fo:break-before="page"/>
      <style:text-properties fo:font-size="14pt" officeooo:rsid="001242a4" officeooo:paragraph-rsid="001242a4" style:font-size-asian="14pt" style:font-size-complex="14pt"/>
    </style:style>
    <style:style style:name="P11" style:family="paragraph" style:parent-style-name="Heading_20_4">
      <style:paragraph-properties fo:margin-left="0cm" fo:margin-right="0cm" fo:text-align="center" style:justify-single-word="false" fo:text-indent="1cm" style:auto-text-indent="false"/>
      <style:text-properties fo:font-variant="normal" fo:text-transform="none" style:use-window-font-color="true" style:font-name="Liberation Serif" fo:font-size="14pt" fo:letter-spacing="normal" fo:font-style="normal" fo:font-weight="bold" officeooo:rsid="00106e4c" officeooo:paragraph-rsid="00106e4c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style:font-name="Symbol"/>
    </style:style>
    <style:style style:name="T2" style:family="text">
      <style:text-properties style:font-name="Symbol" fo:font-size="14pt" fo:font-style="italic" style:font-size-asian="14pt" style:font-style-asian="italic" style:font-size-complex="14pt" style:font-style-complex="italic"/>
    </style:style>
    <style:style style:name="T3" style:family="text">
      <style:text-properties style:font-name="Symbol" fo:font-size="14pt" style:font-size-asian="14pt" style:font-size-complex="14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position="-42% 100%"/>
    </style:style>
    <style:style style:name="T6" style:family="text">
      <style:text-properties style:text-position="-42% 100%" fo:language="en" fo:country="US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style:text-position="-57% 100%"/>
    </style:style>
    <style:style style:name="T10" style:family="text">
      <style:text-properties style:text-position="-57% 100%" fo:language="en" fo:country="US"/>
    </style:style>
    <style:style style:name="T11" style:family="text">
      <style:text-properties style:text-position="-50% 100%"/>
    </style:style>
    <style:style style:name="T12" style:family="text">
      <style:text-properties style:text-position="-50% 100%" fo:language="en" fo:country="US"/>
    </style:style>
    <style:style style:name="T13" style:family="text">
      <style:text-properties style:text-position="-28% 100%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4pt" officeooo:rsid="00106e4c" style:font-size-asian="14pt" style:font-size-complex="14pt"/>
    </style:style>
    <style:style style:name="T16" style:family="text">
      <style:text-properties fo:font-size="14pt" fo:font-style="italic" style:font-size-asian="14pt" style:font-style-asian="italic" style:font-size-complex="14pt" style:font-style-complex="italic"/>
    </style:style>
    <style:style style:name="T17" style:family="text">
      <style:text-properties fo:font-size="14pt" fo:language="en" fo:country="US" style:font-size-asian="14pt" style:font-size-complex="14pt"/>
    </style:style>
    <style:style style:name="T18" style:family="text">
      <style:text-properties fo:font-size="14pt" fo:font-style="normal" officeooo:rsid="00106e4c" style:font-size-asian="14pt" style:font-style-asian="normal" style:font-size-complex="14pt" style:font-style-complex="normal"/>
    </style:style>
    <style:style style:name="T19" style:family="text">
      <style:text-properties fo:font-variant="normal" fo:text-transform="none" style:use-window-font-color="true" style:text-outline="false" style:text-line-through-style="none" style:text-position="-42% 100%" style:font-name="Times New Roman" fo:font-size="14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Times New Roman" style:font-size-asian="14pt" style:font-style-asian="normal" style:font-weight-asian="normal" style:font-name-complex="Times New Roman" style:font-size-complex="14pt" style:language-complex="ru" style:country-complex="RU" style:font-style-complex="normal" style:font-weight-complex="normal" style:text-rotation-angle="0" style:text-rotation-scale="line-height" style:text-emphasize="none" style:text-combine="none" style:text-scale="100%" style:font-relief="none" text:display="tru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position="-42% 100%" style:font-name="Times New Roman" fo:font-size="14pt" fo:letter-spacing="normal" fo:font-style="italic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Times New Roman" style:font-size-asian="14pt" style:font-style-asian="italic" style:font-weight-asian="normal" style:font-name-complex="Times New Roman" style:font-size-complex="14pt" style:language-complex="ru" style:country-complex="RU" style:font-style-complex="italic" style:font-weight-complex="normal" style:text-rotation-angle="0" style:text-rotation-scale="line-height" style:text-emphasize="none" style:text-combine="none" style:text-scale="100%" style:font-relief="none" text:display="tru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position="-14% 100%" style:font-name="Times New Roman" fo:font-size="14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Times New Roman" style:font-size-asian="14pt" style:font-style-asian="normal" style:font-weight-asian="normal" style:font-name-complex="Times New Roman" style:font-size-complex="14pt" style:language-complex="ru" style:country-complex="RU" style:font-style-complex="normal" style:font-weight-complex="normal" style:text-rotation-angle="0" style:text-rotation-scale="line-height" style:text-emphasize="none" style:text-combine="none" style:text-scale="100%" style:font-relief="none" text:display="tru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position="-92% 100%" style:font-name="Times New Roman" fo:font-size="14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Times New Roman" style:font-size-asian="14pt" style:font-style-asian="normal" style:font-weight-asian="normal" style:font-name-complex="Times New Roman" style:font-size-complex="14pt" style:language-complex="ru" style:country-complex="RU" style:font-style-complex="normal" style:font-weight-complex="normal" style:text-rotation-angle="0" style:text-rotation-scale="line-height" style:text-emphasize="none" style:text-combine="none" style:text-scale="100%" style:font-relief="none" text:display="tru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position="-50% 100%" style:font-name="Times New Roman" fo:font-size="14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Times New Roman" style:font-size-asian="14pt" style:font-style-asian="normal" style:font-weight-asian="normal" style:font-name-complex="Times New Roman" style:font-size-complex="14pt" style:language-complex="ru" style:country-complex="RU" style:font-style-complex="normal" style:font-weight-complex="normal" style:text-rotation-angle="0" style:text-rotation-scale="line-height" style:text-emphasize="none" style:text-combine="none" style:text-scale="100%" style:font-relief="none" text:display="true" style:text-overline-style="none" style:text-overline-color="font-color"/>
    </style:style>
    <style:style style:name="T24" style:family="text">
      <style:text-properties style:text-position="-71% 100%"/>
    </style:style>
    <style:style style:name="T25" style:family="text">
      <style:text-properties officeooo:rsid="00106e4c"/>
    </style:style>
    <style:style style:name="T26" style:family="text">
      <style:text-properties officeooo:rsid="001242a4"/>
    </style:style>
    <style:style style:name="T27" style:family="text">
      <style:text-properties fo:font-weight="bold" officeooo:rsid="001242a4" style:font-weight-asian="bold" style:font-weight-complex="bold"/>
    </style:style>
    <style:style style:name="T28" style:family="text">
      <style:text-properties officeooo:rsid="00143cea"/>
    </style:style>
    <style:style style:name="T29" style:family="text">
      <style:text-properties officeooo:rsid="0014b72f"/>
    </style:style>
    <style:style style:name="T30" style:family="text">
      <style:text-properties officeooo:rsid="00168f48"/>
    </style:style>
    <style:style style:name="T31" style:family="text">
      <style:text-properties officeooo:rsid="0016a5e6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4">МІНІСТЕРСТВО OСВІТИ І НАУКИ, МОЛОДІ ТА СПОРТУ УКРАЇНИ</text:h>
      <text:p text:style-name="P8">НАЦІОНАЛЬНИЙ ТЕХНІЧНИЙ УНІВЕРСИТЕТ УКРАЇНИ</text:p>
      <text:p text:style-name="P8">“КИЇВСЬКИЙ ПОЛІТЕХНІЧНИЙ ІНСТИТУТ”</text:p>
      <text:p text:style-name="P8">КАФЕДРА ТЕХНІЧНОЇ КІБЕРНЕТИКИ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Лабораторна робота на тему</text:p>
      <text:p text:style-name="P8">Виконання криптоаналізу методом “зустріч по середині”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Виконав<text:tab/><text:tab/><text:tab/><text:tab/><text:tab/><text:tab/><text:tab/>Перевірив</text:p>
      <text:p text:style-name="P9">студент гр. ІК-71<text:tab/><text:tab/><text:tab/><text:tab/><text:tab/><text:tab/>К.т.н, доцент кафедри ТК</text:p>
      <text:p text:style-name="P9">ФІОТ<text:tab/><text:tab/><text:tab/><text:tab/><text:tab/><text:tab/><text:tab/><text:tab/>Пасько В.П.</text:p>
      <text:p text:style-name="P9">Гуз В.В.</text:p>
      <text:p text:style-name="P9"/>
      <text:p text:style-name="P9"/>
      <text:p text:style-name="P9"/>
      <text:p text:style-name="P9"/>
      <text:p text:style-name="P9"/>
      <text:p text:style-name="P9"/>
      <text:p text:style-name="P8"/>
      <text:p text:style-name="P8"/>
      <text:p text:style-name="P8"/>
      <text:p text:style-name="P8">Київ-2012</text:p>
      <text:p text:style-name="P7"><text:span text:style-name="T29">М</text:span>етод “<text:span text:style-name="T25">зустріч по середині</text:span>”.</text:p>
      <text:p text:style-name="P2"/>
      <text:p text:style-name="P6"><text:span text:style-name="T15">Розглянемо каскадний метод побудови складного </text:span><text:span text:style-name="T14">шифр</text:span><text:span text:style-name="T15">у</text:span><text:span text:style-name="T14"> </text:span><text:span text:style-name="T15">і</text:span><text:span text:style-name="T14">з </text:span><text:span text:style-name="T15">вихідних простих</text:span><text:span text:style-name="T14">. Дан</text:span><text:span text:style-name="T15">о</text:span><text:span text:style-name="T14"> два шифра </text:span><text:span text:style-name="T16">Т</text:span><text:span text:style-name="T19"><draw:frame draw:style-name="fr1" draw:name="graphics5" text:anchor-type="as-char" svg:width="0.249cm" svg:height="0.642cm" draw:z-index="20"><draw:image xlink:href="Pictures/2000000C0000172700003ED776DD59BA.wmf" xlink:type="simple" xlink:show="embed" xlink:actuate="onLoad"/></draw:frame></text:span><text:span text:style-name="T14">(</text:span><text:span text:style-name="T16">х, k</text:span><text:span text:style-name="T19"><draw:frame draw:style-name="fr1" draw:name="graphics6" text:anchor-type="as-char" svg:width="0.245cm" svg:height="0.67cm" draw:z-index="21"><draw:image xlink:href="Pictures/2000000C0000172700003ED7593371CD.wmf" xlink:type="simple" xlink:show="embed" xlink:actuate="onLoad"/></draw:frame></text:span><text:span text:style-name="T14">) и </text:span><text:span text:style-name="T16">Т</text:span><text:span text:style-name="T19"><draw:frame draw:style-name="fr1" draw:name="graphics7" text:anchor-type="as-char" svg:width="0.245cm" svg:height="0.67cm" draw:z-index="22"><draw:image xlink:href="Pictures/2000000C00001DC400003ED72AC18E6F.wmf" xlink:type="simple" xlink:show="embed" xlink:actuate="onLoad"/></draw:frame></text:span><text:span text:style-name="T14"> (</text:span><text:span text:style-name="T16">z, k</text:span><text:span text:style-name="T19"><draw:frame draw:style-name="fr1" draw:name="graphics8" text:anchor-type="as-char" svg:width="0.245cm" svg:height="0.67cm" draw:z-index="23"><draw:image xlink:href="Pictures/2000000C00001DC400003ED72AC18E6F.wmf" xlink:type="simple" xlink:show="embed" xlink:actuate="onLoad"/></draw:frame></text:span><text:span text:style-name="T14">). Шифртекст </text:span><text:span text:style-name="T16">y </text:span><text:span text:style-name="T18">отримуємо із відкритого тексту </text:span><text:span text:style-name="T16">х</text:span><text:span text:style-name="T14"> композиц</text:span><text:span text:style-name="T15">ією</text:span><text:span text:style-name="T14"> </text:span><text:span text:style-name="T15">відображень</text:span><text:span text:style-name="T14"> </text:span><text:span text:style-name="T16">Т</text:span><text:span text:style-name="T19"><draw:frame draw:style-name="fr1" draw:name="graphics9" text:anchor-type="as-char" svg:width="0.249cm" svg:height="0.642cm" draw:z-index="24"><draw:image xlink:href="Pictures/2000000C0000172700003ED776DD59BA.wmf" xlink:type="simple" xlink:show="embed" xlink:actuate="onLoad"/></draw:frame></text:span><text:span text:style-name="T14"> и </text:span><text:span text:style-name="T16">Т</text:span><text:span text:style-name="T19"><draw:frame draw:style-name="fr1" draw:name="graphics10" text:anchor-type="as-char" svg:width="0.318cm" svg:height="0.67cm" draw:z-index="25"><draw:image xlink:href="Pictures/2000000C00001DC400003ED72AC18E6F.wmf" xlink:type="simple" xlink:show="embed" xlink:actuate="onLoad"/></draw:frame></text:span><text:span text:style-name="T14">, то</text:span><text:span text:style-name="T15">бто</text:span><text:span text:style-name="T14"> </text:span></text:p>
      <text:p text:style-name="P6"><text:span text:style-name="T16">y = Т</text:span><text:span text:style-name="T19"><draw:frame draw:style-name="fr1" draw:name="graphics11" text:anchor-type="as-char" svg:width="0.318cm" svg:height="0.67cm" draw:z-index="26"><draw:image xlink:href="Pictures/2000000C00001DC400003ED72AC18E6F.wmf" xlink:type="simple" xlink:show="embed" xlink:actuate="onLoad"/></draw:frame></text:span><text:span text:style-name="T14">( </text:span><text:span text:style-name="T16">Т</text:span><text:span text:style-name="T19"><draw:frame draw:style-name="fr1" draw:name="graphics12" text:anchor-type="as-char" svg:width="0.245cm" svg:height="0.67cm" draw:z-index="27"><draw:image xlink:href="Pictures/2000000C0000172700003ED7593371CD.wmf" xlink:type="simple" xlink:show="embed" xlink:actuate="onLoad"/></draw:frame></text:span><text:span text:style-name="T14">(</text:span><text:span text:style-name="T16">х, k</text:span><text:span text:style-name="T19"><draw:frame draw:style-name="fr1" draw:name="graphics13" text:anchor-type="as-char" svg:width="0.245cm" svg:height="0.67cm" draw:z-index="28"><draw:image xlink:href="Pictures/2000000C0000172700003ED7593371CD.wmf" xlink:type="simple" xlink:show="embed" xlink:actuate="onLoad"/></draw:frame></text:span><text:span text:style-name="T14">), </text:span><text:span text:style-name="T16">k</text:span><text:span text:style-name="T19"><draw:frame draw:style-name="fr1" draw:name="graphics14" text:anchor-type="as-char" svg:width="0.318cm" svg:height="0.67cm" draw:z-index="29"><draw:image xlink:href="Pictures/2000000C00001DC400003ED7B01AF556.wmf" xlink:type="simple" xlink:show="embed" xlink:actuate="onLoad"/></draw:frame></text:span><text:span text:style-name="T14">).</text:span></text:p>
      <text:p text:style-name="P6"><text:span text:style-name="T14">Ключ шифра - вектор </text:span><text:span text:style-name="T16">k</text:span><text:span text:style-name="T14"> = (</text:span><text:span text:style-name="T16">k</text:span><text:span text:style-name="T20"><draw:frame draw:style-name="fr1" draw:name="graphics15" text:anchor-type="as-char" svg:width="0.245cm" svg:height="0.67cm" draw:z-index="30"><draw:image xlink:href="Pictures/2000000C0000172700003ED776DD59BA.wmf" xlink:type="simple" xlink:show="embed" xlink:actuate="onLoad"/></draw:frame></text:span><text:span text:style-name="T16">, k</text:span><text:span text:style-name="T19"><draw:frame draw:style-name="fr1" draw:name="graphics16" text:anchor-type="as-char" svg:width="0.318cm" svg:height="0.67cm" draw:z-index="31"><draw:image xlink:href="Pictures/2000000C00001DC400003ED7B01AF556.wmf" xlink:type="simple" xlink:show="embed" xlink:actuate="onLoad"/></draw:frame></text:span><text:span text:style-name="T14">), де </text:span><text:span text:style-name="T16">k</text:span><text:span text:style-name="T20"><draw:frame draw:style-name="fr1" draw:name="graphics17" text:anchor-type="as-char" svg:width="0.245cm" svg:height="0.67cm" draw:z-index="32"><draw:image xlink:href="Pictures/2000000C0000172700003ED776DD59BA.wmf" xlink:type="simple" xlink:show="embed" xlink:actuate="onLoad"/></draw:frame></text:span><text:span text:style-name="T2">Î</text:span><text:span text:style-name="T16"> K</text:span><text:span text:style-name="T19"><draw:frame draw:style-name="fr1" draw:name="graphics18" text:anchor-type="as-char" svg:width="0.245cm" svg:height="0.67cm" draw:z-index="33"><draw:image xlink:href="Pictures/2000000C0000172700003ED776DD59BA.wmf" xlink:type="simple" xlink:show="embed" xlink:actuate="onLoad"/></draw:frame></text:span><text:span text:style-name="T14">, </text:span><text:span text:style-name="T16">k</text:span><text:span text:style-name="T20"><draw:frame draw:style-name="fr1" draw:name="graphics19" text:anchor-type="as-char" svg:width="0.318cm" svg:height="0.67cm" draw:z-index="34"><draw:image xlink:href="Pictures/2000000C00001DC400003ED7B01AF556.wmf" xlink:type="simple" xlink:show="embed" xlink:actuate="onLoad"/></draw:frame></text:span><text:span text:style-name="T2">Î</text:span><text:span text:style-name="T16"> K</text:span><text:span text:style-name="T19"><draw:frame draw:style-name="fr1" draw:name="graphics20" text:anchor-type="as-char" svg:width="0.318cm" svg:height="0.67cm" draw:z-index="35"><draw:image xlink:href="Pictures/2000000C00001DC400003ED7B01AF556.wmf" xlink:type="simple" xlink:show="embed" xlink:actuate="onLoad"/></draw:frame></text:span><text:span text:style-name="T14">, </text:span><text:span text:style-name="T16">K = K</text:span><text:span text:style-name="T20"><draw:frame draw:style-name="fr1" draw:name="graphics21" text:anchor-type="as-char" svg:width="0.245cm" svg:height="0.67cm" draw:z-index="36"><draw:image xlink:href="Pictures/2000000C0000172700003ED776DD59BA.wmf" xlink:type="simple" xlink:show="embed" xlink:actuate="onLoad"/></draw:frame></text:span><text:span text:style-name="T2">´</text:span><text:span text:style-name="T16">K</text:span><text:span text:style-name="T19"><draw:frame draw:style-name="fr1" draw:name="graphics22" text:anchor-type="as-char" svg:width="0.318cm" svg:height="0.67cm" draw:z-index="37"><draw:image xlink:href="Pictures/2000000C00001DC400003ED7B01AF556.wmf" xlink:type="simple" xlink:show="embed" xlink:actuate="onLoad"/></draw:frame></text:span><text:span text:style-name="T14">. </text:span><text:span text:style-name="T15">Зрозуміло</text:span><text:span text:style-name="T17">,</text:span><text:span text:style-name="T14"> в </text:span><text:span text:style-name="T16">Т</text:span><text:span text:style-name="T19"><draw:frame draw:style-name="fr1" draw:name="graphics23" text:anchor-type="as-char" svg:width="0.245cm" svg:height="0.67cm" draw:z-index="38"><draw:image xlink:href="Pictures/2000000C0000172700003ED776DD59BA.wmf" xlink:type="simple" xlink:show="embed" xlink:actuate="onLoad"/></draw:frame></text:span><text:span text:style-name="T14"> и </text:span><text:span text:style-name="T16">Т</text:span><text:span text:style-name="T19"><draw:frame draw:style-name="fr1" draw:name="graphics24" text:anchor-type="as-char" svg:width="0.318cm" svg:height="0.67cm" draw:z-index="39"><draw:image xlink:href="Pictures/2000000C00001DC400003ED7B01AF556.wmf" xlink:type="simple" xlink:show="embed" xlink:actuate="onLoad"/></draw:frame></text:span><text:span text:style-name="T14"> </text:span><text:span text:style-name="T15">узгоджені</text:span><text:span text:style-name="T14"> област</text:span><text:span text:style-name="T15">і</text:span><text:span text:style-name="T14"> </text:span><text:span text:style-name="T15">визначення</text:span><text:span text:style-name="T14"> </text:span><text:span text:style-name="T15">і</text:span><text:span text:style-name="T14"> значен</text:span><text:span text:style-name="T15">ь</text:span><text:span text:style-name="T14"> при </text:span><text:span text:style-name="T15">будь-яких</text:span><text:span text:style-name="T14"> </text:span><text:span text:style-name="T16">k</text:span><text:span text:style-name="T20"><draw:frame draw:style-name="fr1" draw:name="graphics25" text:anchor-type="as-char" svg:width="0.245cm" svg:height="0.67cm" draw:z-index="40"><draw:image xlink:href="Pictures/2000000C0000172700003ED776DD59BA.wmf" xlink:type="simple" xlink:show="embed" xlink:actuate="onLoad"/></draw:frame></text:span><text:span text:style-name="T2">Î</text:span><text:span text:style-name="T16"> K</text:span><text:span text:style-name="T19"><draw:frame draw:style-name="fr1" draw:name="graphics26" text:anchor-type="as-char" svg:width="0.245cm" svg:height="0.67cm" draw:z-index="41"><draw:image xlink:href="Pictures/2000000C0000172700003ED776DD59BA.wmf" xlink:type="simple" xlink:show="embed" xlink:actuate="onLoad"/></draw:frame></text:span><text:span text:style-name="T14"> </text:span><text:span text:style-name="T15">і</text:span><text:span text:style-name="T14"> </text:span><text:span text:style-name="T16">k</text:span><text:span text:style-name="T20"><draw:frame draw:style-name="fr1" draw:name="graphics27" text:anchor-type="as-char" svg:width="0.318cm" svg:height="0.67cm" draw:z-index="42"><draw:image xlink:href="Pictures/2000000C00001DC400003ED7B01AF556.wmf" xlink:type="simple" xlink:show="embed" xlink:actuate="onLoad"/></draw:frame></text:span><text:span text:style-name="T2">Î</text:span><text:span text:style-name="T16">K</text:span><text:span text:style-name="T19"><draw:frame draw:style-name="fr1" draw:name="graphics28" text:anchor-type="as-char" svg:width="0.318cm" svg:height="0.67cm" draw:z-index="43"><draw:image xlink:href="Pictures/2000000C00001DC400003ED7B01AF556.wmf" xlink:type="simple" xlink:show="embed" xlink:actuate="onLoad"/></draw:frame></text:span><text:span text:style-name="T14"> </text:span><text:span text:style-name="T15">і</text:span><text:span text:style-name="T14"> расшифров</text:span><text:span text:style-name="T15">ува</text:span><text:span text:style-name="T14">н</text:span><text:span text:style-name="T15">ня</text:span><text:span text:style-name="T14"> </text:span><text:span text:style-name="T15">відбувається використанням наступного перетворення</text:span><text:span text:style-name="T14">:</text:span></text:p>
      <text:p text:style-name="P6"><text:span text:style-name="T16">х</text:span><text:span text:style-name="T14"> = </text:span><text:span text:style-name="T16">Т</text:span><text:span text:style-name="T19"><draw:frame draw:style-name="fr1" draw:name="graphics29" text:anchor-type="as-char" svg:width="0.245cm" svg:height="0.67cm" draw:z-index="44"><draw:image xlink:href="Pictures/2000000C0000172700003ED776DD59BA.wmf" xlink:type="simple" xlink:show="embed" xlink:actuate="onLoad"/></draw:frame></text:span><text:span text:style-name="T21"><draw:frame draw:style-name="fr1" draw:name="graphics30" text:anchor-type="as-char" svg:width="0.423cm" svg:height="0.635cm" draw:z-index="45"><draw:image xlink:href="Pictures/20000011000027B000003B8879A876F6.wmf" xlink:type="simple" xlink:show="embed" xlink:actuate="onLoad"/></draw:frame></text:span><text:span text:style-name="T14"> ( </text:span><text:span text:style-name="T16">Т</text:span><text:span text:style-name="T19"><draw:frame draw:style-name="fr1" draw:name="graphics31" text:anchor-type="as-char" svg:width="0.318cm" svg:height="0.67cm" draw:z-index="46"><draw:image xlink:href="Pictures/2000000C00001DC400003ED7B01AF556.wmf" xlink:type="simple" xlink:show="embed" xlink:actuate="onLoad"/></draw:frame></text:span><text:span text:style-name="T21"><draw:frame draw:style-name="fr1" draw:name="graphics32" text:anchor-type="as-char" svg:width="0.423cm" svg:height="0.635cm" draw:z-index="47"><draw:image xlink:href="Pictures/20000011000027B000003B8879A876F6.wmf" xlink:type="simple" xlink:show="embed" xlink:actuate="onLoad"/></draw:frame></text:span><text:span text:style-name="T14"> (</text:span><text:span text:style-name="T16">y, k</text:span><text:span text:style-name="T19"><draw:frame draw:style-name="fr1" draw:name="graphics33" text:anchor-type="as-char" svg:width="0.318cm" svg:height="0.67cm" draw:z-index="48"><draw:image xlink:href="Pictures/2000000C00001DC400003ED7B01AF556.wmf" xlink:type="simple" xlink:show="embed" xlink:actuate="onLoad"/></draw:frame></text:span><text:span text:style-name="T14">), </text:span><text:span text:style-name="T16">k</text:span><text:span text:style-name="T19"><draw:frame draw:style-name="fr1" draw:name="graphics34" text:anchor-type="as-char" svg:width="0.245cm" svg:height="0.67cm" draw:z-index="49"><draw:image xlink:href="Pictures/2000000C0000172700003ED776DD59BA.wmf" xlink:type="simple" xlink:show="embed" xlink:actuate="onLoad"/></draw:frame></text:span><text:span text:style-name="T14">).</text:span></text:p>
      <text:p text:style-name="P6"><text:span text:style-name="T15">Трудоємність </text:span><text:span text:style-name="T14">по</text:span><text:span text:style-name="T15">в</text:span><text:span text:style-name="T14">ного перебор</text:span><text:span text:style-name="T15">у</text:span><text:span text:style-name="T14"> </text:span><text:span text:style-name="T15">дорівнює</text:span><text:span text:style-name="T14"> </text:span><text:span text:style-name="T22"><draw:frame draw:style-name="fr1" draw:name="graphics35" text:anchor-type="as-char" svg:width="1.658cm" svg:height="1.305cm" draw:z-index="50"><draw:image xlink:href="Pictures/2000001E00009B7100007A5FB0B52019.wmf" xlink:type="simple" xlink:show="embed" xlink:actuate="onLoad"/></draw:frame></text:span><text:span text:style-name="T14">. </text:span><text:span text:style-name="T15">Разом з цим можна скоротити перебір</text:span><text:span text:style-name="T14">, </text:span><text:span text:style-name="T15">збільшивши пам’ять, що використовується</text:span><text:span text:style-name="T14">. </text:span><text:span text:style-name="T15">Нехай для відомої пари </text:span><text:span text:style-name="T14">(</text:span><text:span text:style-name="T16">х, y</text:span><text:span text:style-name="T14">) ключ (</text:span><text:span text:style-name="T16">k</text:span><text:span text:style-name="T20"><draw:frame draw:style-name="fr1" draw:name="graphics36" text:anchor-type="as-char" svg:width="0.245cm" svg:height="0.67cm" draw:z-index="51"><draw:image xlink:href="Pictures/2000000C0000172700003ED776DD59BA.wmf" xlink:type="simple" xlink:show="embed" xlink:actuate="onLoad"/></draw:frame></text:span><text:span text:style-name="T16">, k</text:span><text:span text:style-name="T19"><draw:frame draw:style-name="fr1" draw:name="graphics37" text:anchor-type="as-char" svg:width="0.318cm" svg:height="0.67cm" draw:z-index="52"><draw:image xlink:href="Pictures/2000000C00001DC400003ED7B01AF556.wmf" xlink:type="simple" xlink:show="embed" xlink:actuate="onLoad"/></draw:frame></text:span><text:span text:style-name="T14">) </text:span><text:span text:style-name="T15">визначається єдиним чином</text:span><text:span text:style-name="T14">. Для вс</text:span><text:span text:style-name="T15">і</text:span><text:span text:style-name="T14">х </text:span><text:span text:style-name="T16">k</text:span><text:span text:style-name="T23"><draw:frame draw:style-name="fr1" draw:name="graphics38" text:anchor-type="as-char" svg:width="0.492cm" svg:height="0.847cm" draw:z-index="53"><draw:image xlink:href="Pictures/2000001300002E4D00004F604456B4FF.wmf" xlink:type="simple" xlink:show="embed" xlink:actuate="onLoad"/></draw:frame></text:span><text:span text:style-name="T3">Î</text:span><text:span text:style-name="T14"> </text:span><text:span text:style-name="T16">K</text:span><text:span text:style-name="T20"><draw:frame draw:style-name="fr1" draw:name="graphics39" text:anchor-type="as-char" svg:width="0.245cm" svg:height="0.67cm" draw:z-index="54"><draw:image xlink:href="Pictures/2000000C0000172700003ED776DD59BA.wmf" xlink:type="simple" xlink:show="embed" xlink:actuate="onLoad"/></draw:frame></text:span><text:span text:style-name="T16">, i</text:span><text:span text:style-name="T14"> = 1, ... , </text:span><text:span text:style-name="T3">½</text:span><text:span text:style-name="T14"> </text:span><text:span text:style-name="T16">K</text:span><text:span text:style-name="T19"><draw:frame draw:style-name="fr1" draw:name="graphics40" text:anchor-type="as-char" svg:width="0.245cm" svg:height="0.67cm" draw:z-index="55"><draw:image xlink:href="Pictures/2000000C0000172700003ED776DD59BA.wmf" xlink:type="simple" xlink:show="embed" xlink:actuate="onLoad"/></draw:frame></text:span><text:span text:style-name="T3">½</text:span><text:span text:style-name="T14">, </text:span><text:span text:style-name="T15">побудуємо </text:span><text:span text:style-name="T14">таблиц</text:span><text:span text:style-name="T15">ю</text:span></text:p>
      <text:p text:style-name="P6"><text:span text:style-name="T16">z </text:span><text:span text:style-name="T20"><draw:frame draw:style-name="fr1" draw:name="graphics41" text:anchor-type="as-char" svg:width="0.245cm" svg:height="0.67cm" draw:z-index="56"><draw:image xlink:href="Pictures/2000000C0000172700003ED776DD59BA.wmf" xlink:type="simple" xlink:show="embed" xlink:actuate="onLoad"/></draw:frame></text:span><text:span text:style-name="T16"> = Т</text:span><text:span text:style-name="T19"><draw:frame draw:style-name="fr1" draw:name="graphics42" text:anchor-type="as-char" svg:width="0.245cm" svg:height="0.67cm" draw:z-index="57"><draw:image xlink:href="Pictures/2000000C0000172700003ED776DD59BA.wmf" xlink:type="simple" xlink:show="embed" xlink:actuate="onLoad"/></draw:frame></text:span><text:span text:style-name="T14">(</text:span><text:span text:style-name="T16">х, k</text:span><text:span text:style-name="T19"><draw:frame draw:style-name="fr1" draw:name="graphics43" text:anchor-type="as-char" svg:width="0.529cm" svg:height="0.811cm" draw:z-index="58"><draw:image xlink:href="Pictures/2000000F0000319C00004C118D5C457E.wmf" xlink:type="simple" xlink:show="embed" xlink:actuate="onLoad"/></draw:frame></text:span><text:span text:style-name="T14">)</text:span></text:p>
      <text:p text:style-name="P1">......................... <text:s text:c="83"/>(1)</text:p>
      <text:p text:style-name="P2"><text:span text:style-name="T4">z</text:span><text:span text:style-name="T24"><draw:frame draw:style-name="fr1" draw:name="graphics44" text:anchor-type="as-char" svg:width="0.67cm" svg:height="0.811cm" draw:z-index="59"><draw:image xlink:href="Pictures/2000001400003ED700004C11F22AA028.wmf" xlink:type="simple" xlink:show="embed" xlink:actuate="onLoad"/></draw:frame></text:span> <text:s text:c="3"/>= <text:span text:style-name="T4">Т</text:span><text:span text:style-name="T5"><draw:frame draw:style-name="fr1" draw:name="graphics45" text:anchor-type="as-char" svg:width="0.245cm" svg:height="0.67cm" draw:z-index="60"><draw:image xlink:href="Pictures/2000000C0000172700003ED776DD59BA.wmf" xlink:type="simple" xlink:show="embed" xlink:actuate="onLoad"/></draw:frame></text:span>(<text:span text:style-name="T4">х</text:span>, <text:span text:style-name="T4">k</text:span><text:span text:style-name="T11"><draw:frame draw:style-name="fr1" draw:name="graphics46" text:anchor-type="as-char" svg:width="0.67cm" svg:height="0.917cm" draw:z-index="61"><draw:image xlink:href="Pictures/2000001900003ED7000055FD4F2E4DE3.wmf" xlink:type="simple" xlink:show="embed" xlink:actuate="onLoad"/></draw:frame></text:span>).</text:p>
      <text:p text:style-name="P2"><text:span text:style-name="T25">Обчислення</text:span> таблиц<text:span text:style-name="T25">і</text:span> (1) <text:span text:style-name="T25">вимагає</text:span> <text:span text:style-name="T1">½</text:span><text:span text:style-name="T4">K</text:span><text:span text:style-name="T5"><draw:frame draw:style-name="fr1" draw:name="graphics47" text:anchor-type="as-char" svg:width="0.245cm" svg:height="0.67cm" draw:z-index="62"><draw:image xlink:href="Pictures/2000000C0000172700003ED776DD59BA.wmf" xlink:type="simple" xlink:show="embed" xlink:actuate="onLoad"/></draw:frame></text:span><text:span text:style-name="T1">½</text:span> операц<text:span text:style-name="T25">і</text:span>й опроб<text:span text:style-name="T25">у</text:span>вания. По<text:span text:style-name="T25">будуємо наступну</text:span> таблиц<text:span text:style-name="T25">ю</text:span> для вс<text:span text:style-name="T25">і</text:span>х <text:span text:style-name="T4">k</text:span><text:span text:style-name="T11"><draw:frame draw:style-name="fr1" draw:name="graphics48" text:anchor-type="as-char" svg:width="0.6cm" svg:height="0.847cm" draw:z-index="63"><draw:image xlink:href="Pictures/200000130000383900004F607D6ABD2D.wmf" xlink:type="simple" xlink:show="embed" xlink:actuate="onLoad"/></draw:frame></text:span><text:span text:style-name="T1">Î</text:span> <text:span text:style-name="T4">K</text:span><text:span text:style-name="T5"><draw:frame draw:style-name="fr1" draw:name="graphics49" text:anchor-type="as-char" svg:width="0.318cm" svg:height="0.67cm" draw:z-index="64"><draw:image xlink:href="Pictures/2000000C00001DC400003ED7B01AF556.wmf" xlink:type="simple" xlink:show="embed" xlink:actuate="onLoad"/></draw:frame></text:span>, j=<text:span text:style-name="T5"><draw:frame draw:style-name="fr1" draw:name="graphics50" text:anchor-type="as-char" svg:width="1.411cm" svg:height="0.776cm" draw:z-index="65"><draw:image xlink:href="Pictures/2000001B0000844B000048C3DBBE977C.wmf" xlink:type="simple" xlink:show="embed" xlink:actuate="onLoad"/></draw:frame></text:span>.</text:p>
      <text:p text:style-name="P2"><text:s/><text:span text:style-name="T6"><draw:frame draw:style-name="fr1" draw:name="graphics51" text:anchor-type="as-char" svg:width="0.492cm" svg:height="0.67cm" draw:z-index="66"><draw:image/></draw:frame></text:span><text:span text:style-name="T7"> <text:s/>= </text:span><text:span text:style-name="T4">Т</text:span><text:span text:style-name="T6"><draw:frame draw:style-name="fr1" draw:name="graphics52" text:anchor-type="as-char" svg:width="0.459cm" svg:height="0.811cm" draw:z-index="67"><draw:image xlink:href="Pictures/2000001200002AFF00004C11D28410A3.wmf" xlink:type="simple" xlink:show="embed" xlink:actuate="onLoad"/></draw:frame></text:span><text:span text:style-name="T7">(</text:span><text:span text:style-name="T8">y, k</text:span><text:span text:style-name="T6"><draw:frame draw:style-name="fr1" draw:name="graphics53" text:anchor-type="as-char" svg:width="0.529cm" svg:height="0.811cm" draw:z-index="68"><draw:image xlink:href="Pictures/2000000F0000319C00004C11921E17B4.wmf" xlink:type="simple" xlink:show="embed" xlink:actuate="onLoad"/></draw:frame></text:span><text:span text:style-name="T7">)</text:span></text:p>
      <text:p text:style-name="P1">......................... <text:s text:c="83"/>(2)</text:p>
      <text:p text:style-name="P2"><text:span text:style-name="T10"><draw:frame draw:style-name="fr1" draw:name="graphics54" text:anchor-type="as-char" svg:width="0.917cm" svg:height="0.741cm" draw:z-index="69"><draw:image xlink:href="Pictures/2000001D000055FD000045749AEE58A6.wmf" xlink:type="simple" xlink:show="embed" xlink:actuate="onLoad"/></draw:frame></text:span><text:span text:style-name="T7"> = </text:span><text:span text:style-name="T4">Т</text:span><text:span text:style-name="T6"><draw:frame draw:style-name="fr1" draw:name="graphics55" text:anchor-type="as-char" svg:width="0.459cm" svg:height="0.811cm" draw:z-index="70"><draw:image xlink:href="Pictures/2000001200002AFF00004C11D28410A3.wmf" xlink:type="simple" xlink:show="embed" xlink:actuate="onLoad"/></draw:frame></text:span><text:span text:style-name="T7">(</text:span><text:span text:style-name="T8">y, k</text:span><text:span text:style-name="T12"><draw:frame draw:style-name="fr1" draw:name="graphics56" text:anchor-type="as-char" svg:width="0.988cm" svg:height="0.917cm" draw:z-index="71"><draw:image xlink:href="Pictures/2000001B00005C9B000055FDC62AE58D.wmf" xlink:type="simple" xlink:show="embed" xlink:actuate="onLoad"/></draw:frame></text:span><text:span text:style-name="T7">).</text:span></text:p>
      <text:p text:style-name="P2"><text:span text:style-name="T25">Обчислення</text:span> (2) <text:span text:style-name="T25">вимагає</text:span> <text:span text:style-name="T1">½</text:span><text:span text:style-name="T4">K</text:span><text:span text:style-name="T5"><draw:frame draw:style-name="fr1" draw:name="graphics57" text:anchor-type="as-char" svg:width="0.318cm" svg:height="0.67cm" draw:z-index="0"><draw:image xlink:href="Pictures/2000000C00001DC400003ED7B01AF556.wmf" xlink:type="simple" xlink:show="embed" xlink:actuate="onLoad"/></draw:frame></text:span><text:span text:style-name="T1">½</text:span> операц<text:span text:style-name="T25">і</text:span>й опроб<text:span text:style-name="T25">у</text:span>ван<text:span text:style-name="T25">н</text:span>я. Об<text:span text:style-name="T25">’є</text:span>дн<text:span text:style-name="T25">ає</text:span>м<text:span text:style-name="T25">о</text:span> таблиц<text:span text:style-name="T25">і</text:span> (1) <text:span text:style-name="T25">і</text:span> (2) <text:span text:style-name="T25">і</text:span> проведем<text:span text:style-name="T25">о</text:span> <text:span text:style-name="T25">ї</text:span>х <text:span text:style-name="T25">впорядкування</text:span> <text:span text:style-name="T25">у відповідності з</text:span> <text:span text:style-name="T25">деяким</text:span> порядком на множ<text:span text:style-name="T25">ині</text:span> значен<text:span text:style-name="T25">ь</text:span> промеж<text:span text:style-name="T25">них</text:span> шифртекст<text:span text:style-name="T25">і</text:span>в <text:s/><text:span text:style-name="T4">z</text:span>. <text:span text:style-name="T25">Відомо</text:span>, <text:span text:style-name="T25">щ</text:span>о <text:span text:style-name="T25">складність впорядкування</text:span> таблиц<text:span text:style-name="T25">і</text:span> р<text:span text:style-name="T25">о</text:span>зм<text:span text:style-name="T25">і</text:span>ра (<text:span text:style-name="T1">½</text:span><text:span text:style-name="T4">K</text:span><text:span text:style-name="T5"><draw:frame draw:style-name="fr1" draw:name="graphics58" text:anchor-type="as-char" svg:width="0.245cm" svg:height="0.67cm" draw:z-index="1"><draw:image xlink:href="Pictures/2000000C0000172700003ED776DD59BA.wmf" xlink:type="simple" xlink:show="embed" xlink:actuate="onLoad"/></draw:frame></text:span><text:span text:style-name="T1">½</text:span>+<text:span text:style-name="T1">½</text:span><text:span text:style-name="T4">K</text:span><text:span text:style-name="T5"><draw:frame draw:style-name="fr1" draw:name="graphics59" text:anchor-type="as-char" svg:width="0.318cm" svg:height="0.67cm" draw:z-index="2"><draw:image xlink:href="Pictures/2000000C00001DC400003ED7B01AF556.wmf" xlink:type="simple" xlink:show="embed" xlink:actuate="onLoad"/></draw:frame></text:span><text:span text:style-name="T1">½</text:span>) оц<text:span text:style-name="T25">і</text:span>н<text:span text:style-name="T25">ює</text:span>т<text:span text:style-name="T25">ь</text:span>ся величино<text:span text:style-name="T25">ю</text:span> (<text:span text:style-name="T1">½</text:span><text:span text:style-name="T8">K</text:span><text:span text:style-name="T5"><draw:frame draw:style-name="fr1" draw:name="graphics60" text:anchor-type="as-char" svg:width="0.245cm" svg:height="0.67cm" draw:z-index="3"><draw:image xlink:href="Pictures/2000000C0000172700003ED776DD59BA.wmf" xlink:type="simple" xlink:show="embed" xlink:actuate="onLoad"/></draw:frame></text:span><text:span text:style-name="T1">½</text:span>+<text:span text:style-name="T1">½</text:span><text:span text:style-name="T4">K</text:span><text:span text:style-name="T5"><draw:frame draw:style-name="fr1" draw:name="graphics61" text:anchor-type="as-char" svg:width="0.318cm" svg:height="0.67cm" draw:z-index="4"><draw:image xlink:href="Pictures/2000000C00001DC400003ED7B01AF556.wmf" xlink:type="simple" xlink:show="embed" xlink:actuate="onLoad"/></draw:frame></text:span><text:span text:style-name="T1">½</text:span>)ln(<text:span text:style-name="T1">½</text:span><text:span text:style-name="T4">K</text:span><text:span text:style-name="T5"><draw:frame draw:style-name="fr1" draw:name="graphics62" text:anchor-type="as-char" svg:width="0.245cm" svg:height="0.67cm" draw:z-index="5"><draw:image xlink:href="Pictures/2000000C0000172700003ED776DD59BA.wmf" xlink:type="simple" xlink:show="embed" xlink:actuate="onLoad"/></draw:frame></text:span><text:span text:style-name="T1">½</text:span>+<text:span text:style-name="T1">½</text:span><text:span text:style-name="T4">K</text:span><text:span text:style-name="T5"><draw:frame draw:style-name="fr1" draw:name="graphics63" text:anchor-type="as-char" svg:width="0.318cm" svg:height="0.67cm" draw:z-index="6"><draw:image xlink:href="Pictures/2000000C00001DC400003ED7B01AF556.wmf" xlink:type="simple" xlink:show="embed" xlink:actuate="onLoad"/></draw:frame></text:span><text:span text:style-name="T1">½</text:span>). Пара <text:span text:style-name="T4">z</text:span><text:span text:style-name="T5"><draw:frame draw:style-name="fr1" draw:name="graphics64" text:anchor-type="as-char" svg:width="0.245cm" svg:height="0.67cm" draw:z-index="7"><draw:image xlink:href="Pictures/2000000C0000172700003ED788E78849.wmf" xlink:type="simple" xlink:show="embed" xlink:actuate="onLoad"/></draw:frame></text:span>= <text:span text:style-name="T9"><draw:frame draw:style-name="fr1" draw:name="graphics65" text:anchor-type="as-char" svg:width="0.564cm" svg:height="0.741cm" draw:z-index="8"><draw:image xlink:href="Pictures/20000016000034EB00004574D5CF4351.wmf" xlink:type="simple" xlink:show="embed" xlink:actuate="onLoad"/></draw:frame></text:span> при <text:span text:style-name="T25">деяких</text:span> (<text:span text:style-name="T4">i, j</text:span>) <text:span text:style-name="T25">визначає</text:span> <text:span text:style-name="T25">використаний</text:span> ключ (<text:span text:style-name="T4">k</text:span><text:span text:style-name="T11"><draw:frame draw:style-name="fr1" draw:name="graphics66" text:anchor-type="as-char" svg:width="0.492cm" svg:height="0.847cm" draw:z-index="9"><draw:image xlink:href="Pictures/2000001300002E4D00004F604456B4FF.wmf" xlink:type="simple" xlink:show="embed" xlink:actuate="onLoad"/></draw:frame></text:span>, <text:span text:style-name="T4">k</text:span><text:span text:style-name="T11"><draw:frame draw:style-name="fr1" draw:name="graphics67" text:anchor-type="as-char" svg:width="0.6cm" svg:height="0.847cm" draw:z-index="10"><draw:image xlink:href="Pictures/200000130000383900004F607D6ABD2D.wmf" xlink:type="simple" xlink:show="embed" xlink:actuate="onLoad"/></draw:frame></text:span>). Для <text:span text:style-name="T25">його</text:span> <text:span text:style-name="T25">з</text:span>нахождения достатн<text:span text:style-name="T25">ь</text:span>о <text:span text:style-name="T25">переглянути</text:span> таблиц<text:span text:style-name="T25">ю</text:span>. Число операц<text:span text:style-name="T25">і</text:span>й, <text:span text:style-name="T25">що ми</text:span> затратили (<text:span text:style-name="T1">½</text:span><text:span text:style-name="T4">K</text:span><text:span text:style-name="T5"><draw:frame draw:style-name="fr1" draw:name="graphics68" text:anchor-type="as-char" svg:width="0.245cm" svg:height="0.67cm" draw:z-index="11"><draw:image xlink:href="Pictures/2000000C0000172700003ED776DD59BA.wmf" xlink:type="simple" xlink:show="embed" xlink:actuate="onLoad"/></draw:frame></text:span><text:span text:style-name="T1">½</text:span>+<text:span text:style-name="T1">½</text:span><text:span text:style-name="T4">K</text:span><text:span text:style-name="T5"><draw:frame draw:style-name="fr1" draw:name="graphics69" text:anchor-type="as-char" svg:width="0.318cm" svg:height="0.67cm" draw:z-index="12"><draw:image xlink:href="Pictures/2000000C00001DC400003ED7B01AF556.wmf" xlink:type="simple" xlink:show="embed" xlink:actuate="onLoad"/></draw:frame></text:span><text:span text:style-name="T1">½</text:span>)+(<text:span text:style-name="T1">½</text:span><text:span text:style-name="T4">K</text:span><text:span text:style-name="T5"><draw:frame draw:style-name="fr1" draw:name="graphics70" text:anchor-type="as-char" svg:width="0.245cm" svg:height="0.67cm" draw:z-index="13"><draw:image xlink:href="Pictures/2000000C0000172700003ED776DD59BA.wmf" xlink:type="simple" xlink:show="embed" xlink:actuate="onLoad"/></draw:frame></text:span><text:span text:style-name="T1">½</text:span>+<text:span text:style-name="T1">½</text:span><text:span text:style-name="T4">K</text:span><text:span text:style-name="T5"><draw:frame draw:style-name="fr1" draw:name="graphics71" text:anchor-type="as-char" svg:width="0.318cm" svg:height="0.67cm" draw:z-index="14"><draw:image xlink:href="Pictures/2000000C00001DC400003ED7B01AF556.wmf" xlink:type="simple" xlink:show="embed" xlink:actuate="onLoad"/></draw:frame></text:span><text:span text:style-name="T1">½</text:span>) ln(<text:span text:style-name="T1">½</text:span><text:span text:style-name="T4">K</text:span><text:span text:style-name="T5"><draw:frame draw:style-name="fr1" draw:name="graphics72" text:anchor-type="as-char" svg:width="0.245cm" svg:height="0.67cm" draw:z-index="15"><draw:image xlink:href="Pictures/2000000C0000172700003ED776DD59BA.wmf" xlink:type="simple" xlink:show="embed" xlink:actuate="onLoad"/></draw:frame></text:span><text:span text:style-name="T1">½</text:span>+<text:span text:style-name="T1">½</text:span><text:span text:style-name="T4">K</text:span><text:span text:style-name="T5"><draw:frame draw:style-name="fr1" draw:name="graphics73" text:anchor-type="as-char" svg:width="0.318cm" svg:height="0.67cm" draw:z-index="16"><draw:image xlink:href="Pictures/2000000C00001DC400003ED7B01AF556.wmf" xlink:type="simple" xlink:show="embed" xlink:actuate="onLoad"/></draw:frame></text:span><text:span text:style-name="T1">½</text:span>). <text:span text:style-name="T25">Якщо</text:span> |<text:span text:style-name="T4">K</text:span>| = <text:span text:style-name="T4">N</text:span> <text:s/><text:span text:style-name="T25">і</text:span> <text:span text:style-name="T1">½</text:span><text:span text:style-name="T4">K</text:span><text:span text:style-name="T5"><draw:frame draw:style-name="fr1" draw:name="graphics74" text:anchor-type="as-char" svg:width="0.245cm" svg:height="0.67cm" draw:z-index="17"><draw:image xlink:href="Pictures/2000000C0000172700003ED776DD59BA.wmf" xlink:type="simple" xlink:show="embed" xlink:actuate="onLoad"/></draw:frame></text:span><text:span text:style-name="T1">½</text:span>=<text:span text:style-name="T1">½</text:span><text:span text:style-name="T4">K</text:span><text:span text:style-name="T5"><draw:frame draw:style-name="fr1" draw:name="graphics75" text:anchor-type="as-char" svg:width="0.318cm" svg:height="0.67cm" draw:z-index="18"><draw:image xlink:href="Pictures/2000000C00001DC400003ED7B01AF556.wmf" xlink:type="simple" xlink:show="embed" xlink:actuate="onLoad"/></draw:frame></text:span><text:span text:style-name="T1">½</text:span>, то метод “<text:span text:style-name="T25">зустріч</text:span> по середин<text:span text:style-name="T25">і</text:span>” да<text:span text:style-name="T25">є</text:span> оц<text:span text:style-name="T25">і</text:span>нку <text:span text:style-name="T13"><draw:frame draw:style-name="fr1" draw:name="graphics76" text:anchor-type="as-char" svg:width="0.917cm" svg:height="0.706cm" draw:z-index="19"><draw:image xlink:href="Pictures/20000013000055FD0000422534161B64.wmf" xlink:type="simple" xlink:show="embed" xlink:actuate="onLoad"/></draw:frame></text:span>ln<text:span text:style-name="T4">N</text:span>, <text:span text:style-name="T25">що</text:span> значно менше <text:span text:style-name="T4">N</text:span> при <text:span text:style-name="T4">N</text:span> <text:span text:style-name="T1">®</text:span> <text:span text:style-name="T1">¥</text:span>. Так<text:span text:style-name="T25">и</text:span>й метод <text:span text:style-name="T25">потребує</text:span> пам<text:span text:style-name="T25">’</text:span>ят<text:span text:style-name="T25">і</text:span> р<text:span text:style-name="T25">о</text:span>зм<text:span text:style-name="T25">і</text:span>р<text:span text:style-name="T25">ом</text:span> 2<text:span text:style-name="T4">N</text:span>.</text:p>
      <text:p text:style-name="P10">Навіть для реалізації найпростішого прикладу потрібно досить багато пам’яті.</text:p>
      <text:p text:style-name="P3"><text:span text:style-name="T26">Для </text:span><text:span text:style-name="T28">криптографічного алгоритму Blowfish, що реалізує блочне симетричне шифрування і </text:span><text:span text:style-name="T26">ключа довжиною 32 біта, при цьому вважаючи, що ключ містить тільки </text:span><text:span text:style-name="T27">друковані </text:span><text:span text:style-name="T26">символи ASCII (95 символів) необхідно згенерувати таблиці для </text:span><text:span text:style-name="T26"><draw:frame draw:style-name="fr2" draw:name="Object1" text:anchor-type="as-char" svg:y="-0.437cm" svg:width="0.778cm" svg:height="0.527cm" draw:z-index="72"><draw:object xlink:href="./Object 1" xlink:type="simple" xlink:show="embed" xlink:actuate="onLoad"/><draw:image xlink:href="./ObjectReplacements/Object 1" xlink:type="simple" xlink:show="embed" xlink:actuate="onLoad"/></draw:frame></text:span><text:span text:style-name="T31">=</text:span><text:span text:style-name="T26"><text:expression text:formula="ooow:95^4" office:value-type="float" office:value="81450625" style:data-style-name="N0">81450625</text:expression></text:span><text:span text:style-name="T26"> </text:span><text:span text:style-name="T28">ключів. </text:span></text:p>
      <text:p text:style-name="P4"><text:span text:style-name="T28">Нехай нам необхідно зашифрувати текст довжиною 4 байти 4 байтним ключем. На кожну пару, враховуючи вирівнювання пам’яті на 64 бітній машині та додаткову системну інформацію необхідно буде 24 байти пам’яті, для двох таблиць треба буде приблизно </text:span><text:span text:style-name="T28"><text:expression text:formula="ooow:2*24*95^4" office:value-type="float" office:value="3909630000" style:data-style-name="N0">3909630000</text:expression></text:span><text:span text:style-name="T28"> байт пам’яті.</text:span></text:p>
      <text:p text:style-name="P5"><text:span text:style-name="T29">Таким чином даний метод є </text:span><text:span text:style-name="T30">швидшим за повний перебір принаймні у </text:span><text:span text:style-name="T30"><draw:frame draw:style-name="fr2" draw:name="Object2" text:anchor-type="as-char" svg:y="-0.66cm" svg:width="1.198cm" svg:height="1.074cm" draw:z-index="73"><draw:object xlink:href="./Object 2" xlink:type="simple" xlink:show="embed" xlink:actuate="onLoad"/><draw:image xlink:href="./ObjectReplacements/Object 2" xlink:type="simple" xlink:show="embed" xlink:actuate="onLoad"/></draw:frame></text:span><text:span text:style-name="T31">раз, але потребує значних об’ємів пам’яті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Text_20_body_20_indent" style:display-name="Text body indent" style:family="paragraph" style:parent-style-name="Standard" style:class="text">
      <style:paragraph-properties fo:margin="100%" fo:margin-left="0cm" fo:margin-right="0cm" fo:margin-top="0cm" fo:margin-bottom="0cm" style:contextual-spacing="false" fo:text-align="justify" style:justify-single-word="false" fo:text-indent="1cm" style:auto-text-indent="false"/>
      <style:text-properties fo:font-size="14pt" style:font-size-asian="14pt" style:font-size-complex="14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Droid Sans Fallback" style:font-size-asian="12pt" style:font-weight-asian="bold" style:font-name-complex="DejaVu Sans" style:font-size-complex="12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4T01:10:27</meta:creation-date>
    <dc:date>2012-12-24T02:56:01</dc:date>
    <meta:editing-duration>PT18M13S</meta:editing-duration>
    <meta:editing-cycles>5</meta:editing-cycles>
    <meta:generator>LibreOffice/3.6$Linux_X86_64 LibreOffice_project/360m1$Build-3</meta:generator>
    <meta:document-statistic meta:table-count="0" meta:image-count="72" meta:object-count="2" meta:page-count="3" meta:paragraph-count="29" meta:word-count="487" meta:character-count="2805" meta:non-whitespace-character-count="2175"/>
  </office:meta>
</office:document-meta>
</file>

<file path=Object 1/content.xml><?xml version="1.0" encoding="utf-8"?>
<math xmlns="http://www.w3.org/1998/Math/MathML">
  <semantics>
    <mrow>
      <msup>
        <mn>95</mn>
        <mn>4</mn>
      </msup>
    </mrow>
    <annotation encoding="StarMath 5.0">95^4</annotation>
  </semantics>
</math>
</file>

<file path=Object 2/content.xml><?xml version="1.0" encoding="utf-8"?>
<math xmlns="http://www.w3.org/1998/Math/MathML">
  <semantics>
    <mrow>
      <mfrac>
        <mrow>
          <mi>ln</mi>
          <mrow>
            <mo stretchy="false">(</mo>
            <mrow>
              <mi>n</mi>
            </mrow>
            <mo stretchy="false">)</mo>
          </mrow>
        </mrow>
        <mrow>
          <msqrt>
            <mi>n</mi>
          </msqrt>
        </mrow>
      </mfrac>
    </mrow>
    <annotation encoding="StarMath 5.0">{ln(n)} over {sqrt n}</annotation>
  </semantics>
</math>
</file>